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15fe"/>
    </style:style>
    <style:style style:name="P2" style:family="paragraph" style:parent-style-name="Standard">
      <style:text-properties officeooo:rsid="00106fb3" officeooo:paragraph-rsid="00106fb3"/>
    </style:style>
    <style:style style:name="P3" style:family="paragraph" style:parent-style-name="Standard">
      <style:text-properties fo:font-size="22pt" officeooo:rsid="001238d4" officeooo:paragraph-rsid="001238d4" style:font-size-asian="19.25pt" style:font-size-complex="22pt"/>
    </style:style>
    <style:style style:name="P4" style:family="paragraph" style:parent-style-name="Preformatted_20_Text">
      <style:text-properties fo:font-weight="bold"/>
    </style:style>
    <style:style style:name="P5" style:family="paragraph" style:parent-style-name="Preformatted_20_Text">
      <style:text-properties officeooo:paragraph-rsid="000915fe"/>
    </style:style>
    <style:style style:name="P6" style:family="paragraph" style:parent-style-name="Preformatted_20_Text">
      <style:text-properties fo:font-size="15pt" officeooo:paragraph-rsid="000915fe" style:font-size-asian="15pt" style:font-size-complex="15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8ae234" fo:font-weight="bold" officeooo:paragraph-rsid="000bc097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8ae234" fo:font-weight="bold" officeooo:rsid="00106fb3" officeooo:paragraph-rsid="00106fb3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8ae234" fo:font-size="22pt" fo:font-weight="bold" officeooo:rsid="001238d4" officeooo:paragraph-rsid="001238d4" style:font-size-asian="19.25pt" style:font-size-complex="22pt"/>
    </style:style>
    <style:style style:name="P11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12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bold"/>
    </style:style>
    <style:style style:name="P13" style:family="paragraph" style:parent-style-name="Standard">
      <style:text-properties officeooo:paragraph-rsid="000915fe"/>
    </style:style>
    <style:style style:name="P14" style:family="paragraph" style:parent-style-name="Standard">
      <style:text-properties officeooo:rsid="0019ba82" officeooo:paragraph-rsid="0019ba82"/>
    </style:style>
    <style:style style:name="T1" style:family="text">
      <style:text-properties fo:color="#8ae234" fo:font-weight="bold"/>
    </style:style>
    <style:style style:name="T2" style:family="text">
      <style:text-properties fo:color="#729fcf"/>
    </style:style>
    <style:style style:name="T3" style:family="text">
      <style:text-properties fo:color="#729fcf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Create any folder where-ever you wanna keep all vigrant file keep ?</text:p>
      <text:p text:style-name="P3">For that we are going to create some folder and then we will go inside that folder than add box which one we going to add from vigrant clould</text:p>
      <text:p text:style-name="Standard"/>
      <text:p text:style-name="Standard"/>
      <text:p text:style-name="Standard">mkdir vagrant</text:p>
      <text:p text:style-name="P7"><text:span text:style-name="T1">darkness-manish@darknessmanish-HP-Laptop-15-bs1xx</text:span>:<text:span text:style-name="T3">~</text:span>$ mkdir vagrant</text:p>
      <text:p text:style-name="Standard"/>
      <text:p text:style-name="P2">=--------------------------------------------------------------------------------</text:p>
      <text:p text:style-name="P2"/>
      <text:p text:style-name="Standard"/>
      <text:p text:style-name="Standard"/>
      <text:p text:style-name="Standard">mkdir ubuntu</text:p>
      <text:p text:style-name="Standard"/>
      <text:p text:style-name="P7"><text:span text:style-name="T1">darkness-manish@darknessmanish-HP-Laptop-15-bs1xx</text:span>:<text:span text:style-name="T3">~/vagrant</text:span>$ mkdir ubuntu</text:p>
      <text:p text:style-name="Standard"/>
      <text:p text:style-name="Standard"/>
      <text:p text:style-name="Standard">--------------------------------------------------------------------------------</text:p>
      <text:p text:style-name="Standard"/>
      <text:p text:style-name="P1"/>
      <text:p text:style-name="P5"><text:span text:style-name="T1">darkness-manish@darknessmanish-HP-Laptop-15-bs1xx</text:span>:<text:span text:style-name="T3">~/vagrant/ubuntu</text:span>$ vagrant box add <text:s/>ubuntu/trusty64</text:p>
      <text:p text:style-name="P4">==&gt; box: Loading metadata for box &amp;apos;ubuntu/trusty64&amp;apos;</text:p>
      <text:p text:style-name="Preformatted_20_Text"><text:s text:c="4"/>box: URL: https://vagrantcloud.com/ubuntu/trusty64</text:p>
      <text:p text:style-name="P4">==&gt; box: Adding box &amp;apos;ubuntu/trusty64&amp;apos; (v20190429.0.1) for provider: virtualbox</text:p>
      <text:p text:style-name="Preformatted_20_Text"><text:s text:c="4"/>box: Downloading: https://vagrantcloud.com/ubuntu/boxes/trusty64/versions/20190429.0.1/providers/virtualbox.box</text:p>
      <text:p text:style-name="P8">==&gt; box: Successfully added box &amp;apos;ubuntu/trusty64&amp;apos; (v20190429.0.1) for virtualbox&amp;apos;!</text:p>
      <text:p text:style-name="P9">----------------------------------------------------------</text:p>
      <text:p text:style-name="P8">darkness-manish@darknessmanish-HP-Laptop-15-bs1xx:<text:span text:style-name="T2">~/vagrant/ubuntu</text:span>$ vagrant init centos/7</text:p>
      <text:p text:style-name="Preformatted_20_Text">A `Vagrantfile` has been placed in this directory. You are now</text:p>
      <text:p text:style-name="Preformatted_20_Text">ready to `vagrant up` your first virtual environment! Please read</text:p>
      <text:p text:style-name="Preformatted_20_Text">the comments in the Vagrantfile as well as documentation on</text:p>
      <text:p text:style-name="P11">`vagrantup.com` for more information on using Vagrant.</text:p>
      <text:p text:style-name="P8">darkness-manish@darknessmanish-HP-Laptop-15-bs1xx:<text:span text:style-name="T2">~/vagrant/ubuntu</text:span>$ vagrant up</text:p>
      <text:p text:style-name="Preformatted_20_Text">Bringing machine &amp;apos;default&amp;apos; up with &amp;apos;virtualbox&amp;apos; provider...</text:p>
      <text:p text:style-name="P4"><text:soft-page-break/>==&gt; default: Importing base box &amp;apos;centos/7&amp;apos;...</text:p>
      <text:p text:style-name="P4">==&gt; default: Matching MAC address for NAT networking...</text:p>
      <text:p text:style-name="P4">==&gt; default: Checking if box &amp;apos;centos/7&amp;apos; is up to date...</text:p>
      <text:p text:style-name="P4">==&gt; default: Setting the name of the VM: ubuntu_default_1572722022795_90723</text:p>
      <text:p text:style-name="P4">==&gt; default: Clearing any previously set network interfaces...</text:p>
      <text:p text:style-name="P4">==&gt; default: Preparing network interfaces based on configuration...</text:p>
      <text:p text:style-name="Preformatted_20_Text"><text:s text:c="4"/>default: Adapter 1: nat</text:p>
      <text:p text:style-name="P4">==&gt; default: Forwarding ports...</text:p>
      <text:p text:style-name="Preformatted_20_Text"><text:s text:c="4"/>default: 22 (guest) =&gt; 2222 (host) (adapter 1)</text:p>
      <text:p text:style-name="P4">==&gt; default: Booting VM...</text:p>
      <text:p text:style-name="P4">==&gt; default: Waiting for machine to boot. This may take a few minutes...</text:p>
      <text:p text:style-name="Preformatted_20_Text"><text:s text:c="4"/>default: SSH address: 127.0.0.1:2222</text:p>
      <text:p text:style-name="Preformatted_20_Text"><text:s text:c="4"/>default: SSH username: vagrant</text:p>
      <text:p text:style-name="Preformatted_20_Text"><text:s text:c="4"/>default: SSH auth method: private key</text:p>
      <text:p text:style-name="Preformatted_20_Text"><text:s text:c="4"/>default: </text:p>
      <text:p text:style-name="Preformatted_20_Text"><text:s text:c="4"/>default: Vagrant insecure key detected. Vagrant will automatically replace</text:p>
      <text:p text:style-name="Preformatted_20_Text"><text:s text:c="4"/>default: this with a newly generated keypair for better security.</text:p>
      <text:p text:style-name="Preformatted_20_Text"><text:s text:c="4"/>default: </text:p>
      <text:p text:style-name="Preformatted_20_Text"><text:s text:c="4"/>default: Inserting generated public key within guest...</text:p>
      <text:p text:style-name="Preformatted_20_Text"><text:s text:c="4"/>default: Removing insecure key from the guest if it&amp;apos;s present...</text:p>
      <text:p text:style-name="Preformatted_20_Text"><text:s text:c="4"/>default: Key inserted! Disconnecting and reconnecting using new SSH key...</text:p>
      <text:p text:style-name="P4">==&gt; default: Machine booted and ready!</text:p>
      <text:p text:style-name="P4">==&gt; default: Checking for guest additions in VM...</text:p>
      <text:p text:style-name="Preformatted_20_Text"><text:s text:c="4"/>default: No guest additions were detected on the base box for this VM! Guest</text:p>
      <text:p text:style-name="Preformatted_20_Text"><text:s text:c="4"/>default: additions are required for forwarded ports, shared folders, host only</text:p>
      <text:p text:style-name="Preformatted_20_Text"><text:s text:c="4"/>default: networking, and more. If SSH fails on this machine, please install</text:p>
      <text:p text:style-name="Preformatted_20_Text"><text:s text:c="4"/>default: the guest additions and repackage the box to continue.</text:p>
      <text:p text:style-name="P7"><text:s text:c="4"/>default: </text:p>
      <text:p text:style-name="P8"><text:s/>default: This is not an error message; everything may continue to work properly,</text:p>
      <text:p text:style-name="Preformatted_20_Text"><text:s text:c="4"/>default: in which case you may ignore this message.</text:p>
      <text:p text:style-name="P12">==&gt; default: Rsyncing folder: /home/darkness-manish/vagrant/ubuntu/ =&gt; /vagrant</text:p>
      <text:p text:style-name="P8"/>
      <text:p text:style-name="P10">now vigrant is done only you have to login as ssh means you can login by yourself</text:p>
      <text:p text:style-name="P8">---------------------------------------------------------------------------------</text:p>
      <text:p text:style-name="P6"><text:span text:style-name="T1">darkness-manish@darknessmanish-HP-Laptop-15-bs1xx</text:span>:<text:span text:style-name="T3">~/vagrant/ubuntu</text:span>$ vagrant ssh</text:p>
      <text:p text:style-name="P1"/>
      <text:p text:style-name="P14">and for exit use exit comma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00:37:05.853555645</meta:creation-date>
    <dc:date>2019-11-04T18:42:19.733786620</dc:date>
    <meta:editing-duration>PT18M2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404" meta:character-count="3572" meta:non-whitespace-character-count="3140"/>
  </office:meta>
</office:document-meta>
</file>